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" svg:font-family="'Bahnschrift Light'" style:font-family-generic="swiss" style:font-pitch="variable"/>
    <style:font-face style:name="Ink Free" svg:font-family="'Ink Free'" style:font-family-generic="script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Bahnschrift Light"/>
    </style:style>
    <style:style style:name="T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Probabilidade Básica</text:span><text:line-break/><text:line-break/>Evento: Jogar 1vez o dado e tirar o número 4.<text:line-break/>-&gt; 1/6 = 16,67%<text:line-break/><text:line-break/>Evento: Jogar 2 vezez o dado e tirar número 4, 2 vezes consecutias.<text:line-break/>-&gt; 1/6 * 1/6 = 1/36 = 2,78%<text:line-break/><text:line-break/>Cenário: 4 Bolas Brancas 5 Bolas pretas, sem reposição.<text:line-break/>Evento: Tirar 1 bola branca<text:line-break/>-&gt; 4/9 = 44,44%<text:line-break/><text:line-break/>Evento: Tirar 1 bola preta<text:line-break/>-&gt; 5/9 = 55,55%<text:line-break/><text:line-break/>Evento: Tirar 1 bola branca e 1 bola preta<text:line-break/>-&gt; P(Branca) = 4/9<text:line-break/>-&gt; P(Preta) = 5/8<text:line-break/>-&gt; P(BrancaEpreta) = 4/9 * 5/8 = 20/72 = 5/18 = 27,78%<text:line-break/><text:line-break/>------------------------------------------------------------------------------<text:line-break/><text:span text:style-name="T3">Teorema de Bayes</text:span><text:line-break/>-&gt; Só rezar<text:line-break/>-&gt; Complexo demais pra tentar digitar por aqui<text:line-break/>------------------------------------------------------------------------------<text:line-break/><text:span text:style-name="T3">Distribuição normal</text:span><text:line-break/>-&gt; Fórmulas<text:line-break/>Z = X - Média / Desvio Padrão<text:line-break/>Área desejada = 0,50 - z = ?<text:line-break/><text:line-break/>Normalmente, as informações vem do enunciado.<text:line-break/><text:line-break/>Cenário:<text:line-break/>O tempo gasto no exame vestibular de uma universidade tem distribuição<text:line-break/>Normal, com média 120 min e desvio padrão 15 min.<text:line-break/><text:line-break/>a) Sorteando um aluno ao acaso, qual é a probabilidade que ele termine o<text:line-break/>exame antes de 100 minutos?<text:line-break/><text:line-break/>-&gt; Média = 120<text:line-break/>-&gt; Desvio Padrão = 15<text:line-break/>-&gt; X = 100<text:line-break/><text:line-break/>Primeiro passo calcular Z:<text:line-break/>Z = 100 - 120 / 15 = -1,33 ( Consulta a tabela de Z ) = 0,4082<text:line-break/><text:line-break/>Segundo passo calcular area desejada:<text:line-break/>AD = 0,50 - 0,4082 = 0,0918 = 9,18%<text:line-break/>------------------------------------------------------------------------------<text:line-break/><text:soft-page-break/><text:span text:style-name="T3">Intervalo de confiança</text:span><text:line-break/>-&gt; Fórmulas<text:line-break/>Alpha = 1 - Confiança = ?<text:line-break/>Z = 1 - alpha / 2 = ?<text:line-break/>Margem de Erro = Média * Desvio Padrão / Raiz quadrada de número de amostra<text:line-break/>Resposta final = Média +- Margem de erro<text:line-break/><text:line-break/>Normalmente as informações vem do enunciado, a confiança é importante para determinar valor de Alpha e Z.<text:line-break/><text:line-break/>Cenário:<text:line-break/>Uma máquina automática de suco industrial é regulada de modo que a<text:line-break/>quantidade suprida de cada vez, tenha distribuição aproximadamente normal<text:line-break/>com desvio-padrão de 35ml. Determine um intervalo de 96% de confiança<text:line-break/>para a quantidade média de toda produção, sabendo que uma amostra de 30<text:line-break/>embalagens teve um conteúdo médio de 290 ml.<text:line-break/><text:line-break/>-&gt; Desvio Padrão = 35<text:line-break/>-&gt; Confiança = 96%<text:line-break/>-&gt; Amostras = 30<text:line-break/>-&gt; Média = 290<text:line-break/>-&gt; Alpha = 1-96% = 1-0,96 = 0,04<text:line-break/>-&gt; Z = 1-0,04/2 = 1-0,02 = 0,98 = 2,05 ( Valor da tabela Z )<text:line-break/>-&gt; Margem de erro = 2,05 * 35 / V²30 = 2,05 * 35 / 5,48 = 13,10<text:line-break/>-&gt; Resposta final = 290 +- 13,10 ou [ 276,90 303,10 ]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 Light" svg:font-family="'Bahnschrift Light'" style:font-family-generic="swiss" style:font-pitch="variable"/>
    <style:font-face style:name="Ink Free" svg:font-family="'Ink Free'" style:font-family-generic="script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06:18:06.030000000</meta:creation-date>
    <dc:date>2024-06-28T06:21:01.650000000</dc:date>
    <meta:editing-duration>PT2M55S</meta:editing-duration>
    <meta:editing-cycles>2</meta:editing-cycles>
    <meta:generator>LibreOffice/24.2.3.2$Windows_X86_64 LibreOffice_project/433d9c2ded56988e8a90e6b2e771ee4e6a5ab2ba</meta:generator>
    <meta:print-date>2024-06-28T06:20:18.069000000</meta:print-date>
    <meta:printed-by>Arquivos PDF</meta:printed-by>
    <meta:document-statistic meta:table-count="0" meta:image-count="0" meta:object-count="0" meta:page-count="2" meta:paragraph-count="1" meta:word-count="414" meta:character-count="2293" meta:non-whitespace-character-count="1866"/>
  </office:meta>
</office:document-meta>
</file>